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9fa5" officeooo:paragraph-rsid="00149f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23:18:47.555691843</meta:creation-date>
    <dc:date>2018-02-08T23:19:18.420272664</dc:date>
    <meta:editing-duration>PT40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5.1.6.2$Linux_X86_64 LibreOffice_project/10m0$Build-2</meta:generator>
  </office:meta>
</office:document-meta>
</file>